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ngLiU" svg:font-family="MingLiU"/>
    <style:font-face style:name="SansSerif" svg:font-family="SansSerif"/>
    <style:font-face style:name="Tahoma1" svg:font-family="Tahoma"/>
    <style:font-face style:name="MingLiU1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26.09cm" table:align="margins"/>
    </style:style>
    <style:style style:name="Table1.A" style:family="table-column">
      <style:table-column-properties style:column-width="13.04cm" style:rel-column-width="32756*"/>
    </style:style>
    <style:style style:name="Table1.B" style:family="table-column">
      <style:table-column-properties style:column-width="13.049cm" style:rel-column-width="32779*"/>
    </style:style>
    <style:style style:name="Table1.A1" style:family="table-cell">
      <style:table-cell-properties fo:padding="0.097cm" fo:border-left="0.035cm solid #000000" fo:border-right="0.035cm solid #000000" fo:border-top="0.035cm solid #000000" fo:border-bottom="0.002cm solid #000000"/>
    </style:style>
    <style:style style:name="Table1.A2" style:family="table-cell">
      <style:table-cell-properties fo:padding="0.097cm" fo:border-left="0.035cm solid #000000" fo:border-right="none" fo:border-top="0.035cm solid #000000" fo:border-bottom="0.002cm solid #000000"/>
    </style:style>
    <style:style style:name="Table1.A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3" style:family="table-cell">
      <style:table-cell-properties fo:padding="0.097cm" fo:border="0.035cm solid #000000"/>
    </style:style>
    <style:style style:name="Table1.A4" style:family="table-cell">
      <style:table-cell-properties fo:padding="0.097cm" fo:border-left="0.035cm solid #000000" fo:border-right="none" fo:border-top="none" fo:border-bottom="0.035cm solid #000000"/>
    </style:style>
    <style:style style:name="Table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" style:family="table">
      <style:table-properties style:width="12.845cm" table:align="margins"/>
    </style:style>
    <style:style style:name="Table2.A" style:family="table-column">
      <style:table-column-properties style:column-width="12.845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2.651cm" table:align="margins"/>
    </style:style>
    <style:style style:name="Table3.A" style:family="table-column">
      <style:table-column-properties style:column-width="12.651cm" style:rel-column-width="65535*"/>
    </style:style>
    <style:style style:name="Table3.A1" style:family="table-cell">
      <style:table-cell-properties fo:padding="0.097cm" fo:border="0.002cm solid #000000"/>
    </style:style>
    <style:style style:name="Table11" style:family="table">
      <style:table-properties style:width="12.857cm" table:align="margins"/>
    </style:style>
    <style:style style:name="Table11.A" style:family="table-column">
      <style:table-column-properties style:column-width="12.857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2.663cm" table:align="margins"/>
    </style:style>
    <style:style style:name="Table12.A" style:family="table-column">
      <style:table-column-properties style:column-width="12.663cm" style:rel-column-width="65535*"/>
    </style:style>
    <style:style style:name="Table12.A1" style:family="table-cell">
      <style:table-cell-properties fo:padding="0.097cm" fo:border="0.002cm solid #000000"/>
    </style:style>
    <style:style style:name="Table4" style:family="table">
      <style:table-properties style:width="12.845cm" table:align="margins"/>
    </style:style>
    <style:style style:name="Table4.A" style:family="table-column">
      <style:table-column-properties style:column-width="12.845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2.651cm" table:align="margins"/>
    </style:style>
    <style:style style:name="Table5.A" style:family="table-column">
      <style:table-column-properties style:column-width="12.651cm" style:rel-column-width="65535*"/>
    </style:style>
    <style:style style:name="Table5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2.651cm" table:align="margins"/>
    </style:style>
    <style:style style:name="Table6.A" style:family="table-column">
      <style:table-column-properties style:column-width="12.651cm" style:rel-column-width="65535*"/>
    </style:style>
    <style:style style:name="Table6.A1" style:family="table-cell">
      <style:table-cell-properties fo:padding="0.097cm" fo:border="0.002cm solid #000000"/>
    </style:style>
    <style:style style:name="Table13" style:family="table">
      <style:table-properties style:width="12.857cm" table:align="margins"/>
    </style:style>
    <style:style style:name="Table13.A" style:family="table-column">
      <style:table-column-properties style:column-width="12.857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2.663cm" table:align="margins"/>
    </style:style>
    <style:style style:name="Table14.A" style:family="table-column">
      <style:table-column-properties style:column-width="12.663cm" style:rel-column-width="65535*"/>
    </style:style>
    <style:style style:name="Table14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2.663cm" table:align="margins"/>
    </style:style>
    <style:style style:name="Table15.A" style:family="table-column">
      <style:table-column-properties style:column-width="12.663cm" style:rel-column-width="65535*"/>
    </style:style>
    <style:style style:name="Table15.A1" style:family="table-cell">
      <style:table-cell-properties fo:padding="0.097cm" fo:border="0.002cm solid #000000"/>
    </style:style>
    <style:style style:name="Table7" style:family="table">
      <style:table-properties style:width="12.845cm" table:align="margins"/>
    </style:style>
    <style:style style:name="Table7.A" style:family="table-column">
      <style:table-column-properties style:column-width="12.845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2.651cm" table:align="margins"/>
    </style:style>
    <style:style style:name="Table8.A" style:family="table-column">
      <style:table-column-properties style:column-width="12.651cm" style:rel-column-width="65535*"/>
    </style:style>
    <style:style style:name="Table8.A1" style:family="table-cell">
      <style:table-cell-properties fo:padding="0.097cm" fo:border="0.002cm solid #000000"/>
    </style:style>
    <style:style style:name="Table16" style:family="table">
      <style:table-properties style:width="12.857cm" table:align="margins"/>
    </style:style>
    <style:style style:name="Table16.A" style:family="table-column">
      <style:table-column-properties style:column-width="12.857cm" style:rel-column-width="65535*"/>
    </style:style>
    <style:style style:name="Table16.A1" style:family="table-cell">
      <style:table-cell-properties fo:padding="0.097cm" fo:border="0.002cm solid #000000"/>
    </style:style>
    <style:style style:name="Table17" style:family="table">
      <style:table-properties style:width="12.663cm" table:align="margins"/>
    </style:style>
    <style:style style:name="Table17.A" style:family="table-column">
      <style:table-column-properties style:column-width="12.663cm" style:rel-column-width="65535*"/>
    </style:style>
    <style:style style:name="Table17.A1" style:family="table-cell">
      <style:table-cell-properties fo:padding="0.097cm" fo:border="0.002cm solid #000000"/>
    </style:style>
    <style:style style:name="Table9" style:family="table">
      <style:table-properties style:width="12.845cm" table:align="margins"/>
    </style:style>
    <style:style style:name="Table9.A" style:family="table-column">
      <style:table-column-properties style:column-width="12.845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2.651cm" table:align="margins"/>
    </style:style>
    <style:style style:name="Table10.A" style:family="table-column">
      <style:table-column-properties style:column-width="12.651cm" style:rel-column-width="65535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2.857cm" table:align="margins"/>
    </style:style>
    <style:style style:name="Table18.A" style:family="table-column">
      <style:table-column-properties style:column-width="12.857cm" style:rel-column-width="65535*"/>
    </style:style>
    <style:style style:name="Table18.A1" style:family="table-cell">
      <style:table-cell-properties fo:padding="0.097cm" fo:border="0.002cm solid #000000"/>
    </style:style>
    <style:style style:name="Table19" style:family="table">
      <style:table-properties style:width="12.663cm" table:align="margins"/>
    </style:style>
    <style:style style:name="Table19.A" style:family="table-column">
      <style:table-column-properties style:column-width="12.663cm" style:rel-column-width="65535*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>
        <style:tab-stops>
          <style:tab-stop style:position="14.367cm"/>
        </style:tab-stops>
      </style:paragraph-properties>
      <style:text-properties fo:color="#000000" fo:font-size="16pt" fo:font-style="italic" fo:background-color="transparent" style:font-size-asian="16pt" style:font-style-asian="italic" style:font-size-complex="16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4" style:family="paragraph" style:parent-style-name="Standard">
      <style:text-properties fo:color="#000000" style:font-name="Trebuchet MS" fo:font-size="14pt" fo:background-color="transparent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000000" style:font-name="Trebuchet MS" fo:font-size="14pt" fo:background-color="transparent" style:font-size-asian="14pt" style:font-size-complex="14pt"/>
    </style:style>
    <style:style style:name="P6" style:family="paragraph" style:parent-style-name="Standard"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8" style:family="paragraph" style:parent-style-name="Standard">
      <style:text-properties fo:color="#000000"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9" style:family="paragraph" style:parent-style-name="Standard">
      <style:text-properties style:use-window-font-color="true" style:font-name="新細明體" fo:font-size="14pt" fo:background-color="transparent" style:font-name-asian="新細明體" style:font-size-asian="14pt" style:font-size-complex="14pt"/>
    </style:style>
    <style:style style:name="P10" style:family="paragraph" style:parent-style-name="Standard">
      <style:text-properties style:font-name="新細明體" fo:font-size="14pt" fo:background-color="transparent" style:font-name-asian="新細明體" style:font-size-asian="14pt" style:font-size-complex="14pt"/>
    </style:style>
    <style:style style:name="P11" style:family="paragraph" style:parent-style-name="Standard">
      <style:paragraph-properties style:text-autospace="none"/>
      <style:text-properties fo:color="#000000" style:font-name="Trebuchet MS" fo:font-size="14pt" fo:background-color="transparent" style:font-name-asian="SansSerif" style:font-size-asian="14pt" style:font-name-complex="SansSerif" style:font-size-complex="14pt"/>
    </style:style>
    <style:style style:name="P12" style:family="paragraph" style:parent-style-name="Standard">
      <style:paragraph-properties style:text-autospace="none"/>
      <style:text-properties style:use-window-font-color="true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13" style:family="paragraph" style:parent-style-name="Standard">
      <style:paragraph-properties style:text-autospace="none"/>
      <style:text-properties fo:color="#b3b3b3" style:font-name="Trebuchet MS" fo:font-size="14pt" fo:background-color="transparent" style:font-name-asian="SansSerif" style:font-size-asian="14pt" style:font-name-complex="SansSerif" style:font-size-complex="14pt"/>
    </style:style>
    <style:style style:name="P14" style:family="paragraph" style:parent-style-name="Table_20_Contents">
      <style:text-properties style:font-name="Trebuchet MS" fo:font-size="14pt" fo:background-color="transparent" style:font-size-asian="14pt" style:font-size-complex="14pt"/>
    </style:style>
    <style:style style:name="P15" style:family="paragraph" style:parent-style-name="Table_20_Contents">
      <style:text-properties fo:color="#b3b3b3" style:font-name="Trebuchet MS" fo:font-size="14pt" fo:background-color="transparent" style:font-size-asian="14pt" style:font-size-complex="14pt"/>
    </style:style>
    <style:style style:name="P16" style:family="paragraph" style:parent-style-name="Standard">
      <style:paragraph-properties style:text-autospace="none"/>
      <style:text-properties fo:color="#000000" style:font-name="Trebuchet MS" fo:font-size="14pt" fo:font-weight="normal" fo:background-color="transparent" style:font-name-asian="SansSerif" style:font-size-asian="14pt" style:font-weight-asian="normal" style:font-name-complex="SansSerif" style:font-size-complex="14pt" style:font-weight-complex="normal"/>
    </style:style>
    <style:style style:name="P17" style:family="paragraph" style:parent-style-name="Standard">
      <style:paragraph-properties style:text-autospace="none"/>
      <style:text-properties fo:color="#b3b3b3" style:font-name="新細明體" fo:font-size="14pt" fo:background-color="transparent" style:font-name-asian="新細明體" style:font-size-asian="14pt" style:font-name-complex="SansSerif" style:font-size-complex="14pt"/>
    </style:style>
    <style:style style:name="P18" style:family="paragraph" style:parent-style-name="Table_20_Contents">
      <style:text-properties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19" style:family="paragraph" style:parent-style-name="Table_20_Contents">
      <style:text-properties style:font-name="新細明體" fo:font-size="14pt" fo:background-color="transparent" style:font-name-asian="新細明體" style:font-size-asian="14pt" style:font-size-complex="14pt"/>
    </style:style>
    <style:style style:name="P20" style:family="paragraph" style:parent-style-name="Table_20_Contents">
      <style:text-properties style:font-name="Trebuchet MS" fo:font-size="14pt" fo:font-weight="normal" fo:background-color="transparent" style:font-name-asian="新細明體" style:font-size-asian="14pt" style:language-asian="zh" style:country-asian="TW" style:font-weight-asian="normal" style:font-size-complex="14pt" style:font-weight-complex="normal"/>
    </style:style>
    <style:style style:name="P21" style:family="paragraph" style:parent-style-name="Table_20_Contents">
      <style:text-properties fo:color="#b3b3b3" style:font-name="新細明體" fo:font-size="14pt" fo:background-color="transparent" style:font-name-asian="新細明體" style:font-size-asian="14pt" style:font-size-complex="14pt"/>
    </style:style>
    <style:style style:name="P22" style:family="paragraph" style:parent-style-name="Standard">
      <style:paragraph-properties style:text-autospace="none"/>
      <style:text-properties fo:color="#000000" style:font-name="新細明體" fo:font-size="14pt" fo:font-weight="normal" fo:background-color="transparent" style:font-name-asian="新細明體" style:font-size-asian="14pt" style:font-weight-asian="normal" style:font-name-complex="SansSerif" style:font-size-complex="14pt" style:font-weight-complex="normal"/>
    </style:style>
    <style:style style:name="P23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font-name-complex="SansSerif" style:font-size-complex="14pt"/>
    </style:style>
    <style:style style:name="P24" style:family="paragraph" style:parent-style-name="Standard">
      <style:paragraph-properties style:text-autospace="none"/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25" style:family="paragraph" style:parent-style-name="Standard">
      <style:text-properties fo:color="#000000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26" style:family="paragraph" style:parent-style-name="Standard">
      <style:text-properties fo:color="#000000" style:font-name="Trebuchet MS" fo:font-size="14pt" fo:background-color="transparent" style:font-name-asian="SansSerif" style:font-size-asian="14pt" style:font-name-complex="SansSerif" style:font-size-complex="14pt"/>
    </style:style>
    <style:style style:name="P27" style:family="paragraph" style:parent-style-name="Table_20_Heading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8" style:family="paragraph" style:parent-style-name="Table_20_Heading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rebuchet MS" fo:font-size="14pt" fo:font-weight="normal" fo:background-color="transparent" style:font-name-asian="SansSerif" style:font-size-asian="14pt" style:font-weight-asian="normal" style:font-name-complex="SansSerif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34" style:family="paragraph" style:parent-style-name="Table_20_Heading">
      <style:paragraph-properties fo:text-align="start" style:justify-single-word="false"/>
      <style:text-properties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35" style:family="paragraph" style:parent-style-name="Table_20_Heading">
      <style:paragraph-properties fo:text-align="start" style:justify-single-word="false"/>
      <style:text-properties fo:color="#b3b3b3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新細明體" fo:font-size="14pt" fo:font-weight="normal" fo:background-color="transparent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新細明體" fo:font-size="14pt" fo:background-color="transparent" style:font-name-asian="新細明體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color="#b3b3b3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Trebuchet MS" fo:font-size="14pt" fo:font-weight="normal" fo:background-color="transparent" style:font-name-asian="新細明體" style:font-size-asian="14pt" style:language-asian="zh" style:country-asian="TW" style:font-weight-asian="normal" style:font-name-complex="SansSerif" style:font-size-complex="14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新細明體" fo:font-size="14pt" fo:background-color="transparent" style:font-name-asian="新細明體" style:font-size-asian="14pt" style:language-asian="zh" style:country-asian="TW" style:font-size-complex="14pt"/>
    </style:style>
    <style:style style:name="P43" style:family="paragraph" style:parent-style-name="Table_20_Heading">
      <style:paragraph-properties fo:text-align="start" style:justify-single-word="false"/>
      <style:text-properties fo:color="#000000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style:text-autospace="none"/>
      <style:text-properties fo:color="#b3b3b3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45" style:family="paragraph" style:parent-style-name="Table_20_Contents">
      <style:text-properties fo:color="#000000" style:font-name="新細明體" fo:font-size="14pt" fo:background-color="transparent" style:font-name-asian="新細明體" style:font-size-asian="14pt" style:language-asian="zh" style:country-asian="TW" style:font-name-complex="SansSerif" style:font-size-complex="14pt"/>
    </style:style>
    <style:style style:name="P46" style:family="paragraph" style:parent-style-name="Table_20_Heading">
      <style:paragraph-properties fo:text-align="start" style:justify-single-word="false"/>
      <style:text-properties fo:color="#000000" style:font-name="新細明體" fo:font-size="14pt" fo:font-weight="normal" fo:background-color="transparent" style:font-name-asian="新細明體" style:font-size-asian="14pt" style:font-weight-asian="normal" style:font-size-complex="14pt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style:font-name-asian="SansSerif" style:font-name-complex="SansSerif"/>
    </style:style>
    <style:style style:name="T3" style:family="text">
      <style:text-properties fo:color="#000000"/>
    </style:style>
    <style:style style:name="T4" style:family="text">
      <style:text-properties fo:color="#000000" style:font-name="MingLiU" style:font-name-asian="MingLiU" style:language-asian="zh" style:country-asian="TW" style:font-name-complex="MingLiU"/>
    </style:style>
    <style:style style:name="T5" style:family="text">
      <style:text-properties style:font-name-complex="SansSerif"/>
    </style:style>
    <style:style style:name="T6" style:family="text">
      <style:text-properties style:font-name="Trebuchet MS" fo:font-weight="normal" style:language-asian="zh" style:country-asian="TW" style:font-weight-asian="normal" style:font-weight-complex="normal"/>
    </style:style>
    <style:style style:name="T7" style:family="text">
      <style:text-properties style:language-asian="zh" style:country-asian="TW" style:font-name-complex="SansSerif"/>
    </style:style>
    <style:style style:name="T8" style:family="text">
      <style:text-properties fo:color="#000000" style:font-name-asian="SansSerif" style:font-name-complex="SansSeri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rebuchet MS"/>
    </style:style>
    <style:style style:name="T11" style:family="text">
      <style:text-properties fo:color="#000000" style:language-asian="zh" style:country-asian="TW" style:font-name-complex="SansSerif"/>
    </style:style>
    <style:style style:name="T12" style:family="text">
      <style:text-properties fo:color="#000000" style:font-name-complex="SansSerif"/>
    </style:style>
    <style:style style:name="T13" style:family="text">
      <style:text-properties style:font-name="Trebuchet MS" fo:font-weight="normal" style:language-asian="zh" style:country-asian="TW" style:font-weight-asian="normal" style:font-name-complex="SansSerif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Module: <text:span text:style-name="T1">textstructure</text:span> 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>English</text:p>
          </table:table-cell>
          <table:table-cell table:style-name="Table1.A1" office:value-type="string">
            <text:p text:style-name="P3">中文</text:p>
          </table:table-cell>
        </table:table-row>
        <table:table-row>
          <table:table-cell table:style-name="Table1.A3" office:value-type="string">
            <text:p text:style-name="P4">&lt;argument&gt;</text:p>
            <text:p text:style-name="P5"><text:span text:style-name="T2">A formal list or prose description of the topics addressed by a subdivision of a text.</text:span></text:p>
          </table:table-cell>
          <table:table-cell table:style-name="Table1.B3" office:value-type="string">
            <text:p text:style-name="P6">&lt;<text:span text:style-name="T1">內容提要</text:span>&gt;</text:p>
            <text:p text:style-name="P7">規則列表或文字敘述，說明文件分段內容包含的主題。</text:p>
          </table:table-cell>
        </table:table-row>
        <table:table-row>
          <table:table-cell table:style-name="Table1.A4" office:value-type="string">
            <text:p text:style-name="P4">&lt;back&gt;</text:p>
            <text:p text:style-name="P4">(back matter)</text:p>
            <text:p text:style-name="P5"><text:span text:style-name="T2">contains any appendixes, etc. following the main part of a text.</text:span></text:p>
          </table:table-cell>
          <table:table-cell table:style-name="Table1.B4" office:value-type="string">
            <text:p text:style-name="P6">&lt;<text:span text:style-name="T1">正文後資訊</text:span>&gt;</text:p>
            <text:p text:style-name="P6">(<text:span text:style-name="T1">正文後資訊</text:span>)</text:p>
            <text:p text:style-name="P8">在正文之後，包含附錄等。</text:p>
            <text:p text:style-name="P7"/>
          </table:table-cell>
        </table:table-row>
        <table:table-row>
          <table:table-cell table:style-name="Table1.A4" office:value-type="string">
            <text:p text:style-name="P4">&lt;body&gt;</text:p>
            <text:p text:style-name="P4">(text body) </text:p>
            <text:p text:style-name="P4">contains the whole body of a single unitary text, excluding any front or back matter. </text:p>
          </table:table-cell>
          <table:table-cell table:style-name="Table1.B4" office:value-type="string">
            <text:p text:style-name="P6">&lt;<text:span text:style-name="T1">正文</text:span>&gt;</text:p>
            <text:p text:style-name="P6">(<text:span text:style-name="T1">正文</text:span>) </text:p>
            <text:p text:style-name="P9">單篇文章的整體部分，不包含正文前及正文後資訊。</text:p>
            <text:p text:style-name="P6"/>
          </table:table-cell>
        </table:table-row>
        <table:table-row>
          <table:table-cell table:style-name="Table1.A4" office:value-type="string">
            <text:p text:style-name="P4">&lt;byline&gt;</text:p>
            <text:p text:style-name="P4">contains the primary statement of responsibility given for a work on its title page or at the head or end of the work. </text:p>
          </table:table-cell>
          <table:table-cell table:style-name="Table1.B4" office:value-type="string">
            <text:p text:style-name="P6">&lt;<text:span text:style-name="T1">署名</text:span>&gt;</text:p>
            <text:p text:style-name="P8">包含作品的主要責任陳述，出現在題名頁或作品開頭或結尾處。</text:p>
          </table:table-cell>
        </table:table-row>
        <table:table-row>
          <table:table-cell table:style-name="Table1.A4" office:value-type="string">
            <text:p text:style-name="P4">&lt;closer&gt;</text:p>
            <text:p text:style-name="P4">groups together dateline, byline, salutation, and similar phrases appearing as a final group at the end of a division, especially of a letter. </text:p>
          </table:table-cell>
          <table:table-cell table:style-name="Table1.B4" office:value-type="string">
            <text:p text:style-name="P6">&lt;<text:span text:style-name="T1">文件結尾</text:span>&gt;</text:p>
            <text:p text:style-name="P7">匯集日期地點、署名、稱呼語、及其他在區段結尾出現的類似措辭，尤指信件結尾。</text:p>
            <text:p text:style-name="P6"/>
          </table:table-cell>
        </table:table-row>
        <table:table-row>
          <table:table-cell table:style-name="Table1.A4" office:value-type="string">
            <text:p text:style-name="P4">&lt;dateline&gt;</text:p>
            <text:p text:style-name="P4">contains a brief description of the place, date, time, etc. of production of a letter, newspaper story, or other work, prefixed or suffixed to it as a kind of heading or trailer. </text:p>
          </table:table-cell>
          <table:table-cell table:style-name="Table1.B4" office:value-type="string">
            <text:p text:style-name="P10"><text:span text:style-name="T3">&lt;</text:span><text:span text:style-name="T4">日期行&gt;</text:span></text:p>
            <text:p text:style-name="P8">包含簡短的地點、日期及時間等的敘述，通常出現在信件、報紙文章、或其他作品中，</text:p>
          </table:table-cell>
        </table:table-row>
        <table:table-row>
          <table:table-cell table:style-name="Table1.A4" office:value-type="string">
            <text:p text:style-name="P4">&lt;div0&gt;</text:p>
            <text:p text:style-name="P4">(<text:span text:style-name="T2">level-0 text division</text:span>)</text:p>
            <text:p text:style-name="P11">contains the largest possible subdivision of the body of a text.</text:p>
            <text:p text:style-name="P4"/>
          </table:table-cell>
          <table:table-cell table:style-name="Table1.B4" office:value-type="string">
            <text:p text:style-name="P6">&lt;區段層次0&gt;</text:p>
            <text:p text:style-name="P6">(<text:span text:style-name="T5">區段層次0</text:span>)</text:p>
            <text:p text:style-name="P12">文件正文的最高層分項。</text:p>
            <text:p text:style-name="P6"/>
          </table:table-cell>
        </table:table-row>
        <table:table-row>
          <table:table-cell table:style-name="Table1.A4" office:value-type="string">
            <text:p text:style-name="P4">&lt;div1&gt;</text:p>
            <text:p text:style-name="P4">(<text:span text:style-name="T2">level-1 text division</text:span>)</text:p>
            <text:p text:style-name="P5"><text:span text:style-name="T2">contains a first-level subdivision of the front, body, or back of a text (the largest, if div0 is not used, the second largest if it is).</text:span></text:p>
          </table:table-cell>
          <table:table-cell table:style-name="Table1.B4" office:value-type="string">
            <text:p text:style-name="P6">&lt;區段層次1&gt;</text:p>
            <text:p text:style-name="P6">(<text:span text:style-name="T1">區段層次1</text:span>)</text:p>
            <text:p text:style-name="P12">文件的正文前資訊、正文及正文後資訊的第一層分項（若沒有使用&lt;區段層次0&gt;，&lt;區段層次1&gt;是最高層的分項。若使用&lt;區段層次0&gt;，則&lt;區段層次1&gt;是第二層分項）。 </text:p>
          </table:table-cell>
        </table:table-row>
        <table:table-row>
          <table:table-cell table:style-name="Table1.A4" office:value-type="string">
            <text:p text:style-name="P4">&lt;div2&gt;</text:p>
            <text:p text:style-name="P4">(<text:span text:style-name="T2">level-2 text division</text:span>)</text:p>
            <text:p text:style-name="P5"><text:span text:style-name="T2">contains a second-level subdivision of the front, body, or back of a text.</text:span></text:p>
          </table:table-cell>
          <table:table-cell table:style-name="Table1.B4" office:value-type="string">
            <text:p text:style-name="P6">&lt;區段層次2&gt;</text:p>
            <text:p text:style-name="P6">(<text:span text:style-name="T1">區段層次2</text:span>)</text:p>
            <text:p text:style-name="P12">文件的正文前資訊、正文及正文後資訊的第二層分項。</text:p>
          </table:table-cell>
        </table:table-row>
        <table:table-row>
          <table:table-cell table:style-name="Table1.A4" office:value-type="string">
            <text:p text:style-name="P4">&lt;div3&gt;</text:p>
            <text:p text:style-name="P4">(<text:span text:style-name="T2">level-3 text division</text:span>)</text:p>
            <text:p text:style-name="P5"><text:span text:style-name="T2">contains a third-level subdivision of the front, body, or back of a text.</text:span></text:p>
          </table:table-cell>
          <table:table-cell table:style-name="Table1.B4" office:value-type="string">
            <text:p text:style-name="P6">&lt;區段層次3&gt;</text:p>
            <text:p text:style-name="P6">(<text:span text:style-name="T1">區段層次3</text:span>)</text:p>
            <text:p text:style-name="P12">文件的正文前資訊、正文及正文後資訊的第三層分項。</text:p>
          </table:table-cell>
        </table:table-row>
        <table:table-row>
          <table:table-cell table:style-name="Table1.A4" office:value-type="string">
            <text:p text:style-name="P4">&lt;div4&gt;</text:p>
            <text:p text:style-name="P4">(<text:span text:style-name="T2">level-4 text division</text:span>)</text:p>
            <text:p text:style-name="P5"><text:span text:style-name="T2">contains a fourth-level subdivision of the front, body, or back of a text.</text:span></text:p>
          </table:table-cell>
          <table:table-cell table:style-name="Table1.B4" office:value-type="string">
            <text:p text:style-name="P6">&lt;區段層次4&gt;</text:p>
            <text:p text:style-name="P6">(<text:span text:style-name="T1">區段層次4</text:span>)</text:p>
            <text:p text:style-name="P12">文件的正文前資訊、正文及正文後資訊的第四層分項。</text:p>
          </table:table-cell>
        </table:table-row>
        <table:table-row>
          <table:table-cell table:style-name="Table1.A4" office:value-type="string">
            <text:p text:style-name="P4">&lt;div5&gt;</text:p>
            <text:p text:style-name="P4">(<text:span text:style-name="T2">level-5 text division</text:span>)</text:p>
            <text:p text:style-name="P5"><text:span text:style-name="T2">contains a fifth-level subdivision of the front, body, or back of a text.</text:span></text:p>
          </table:table-cell>
          <table:table-cell table:style-name="Table1.B4" office:value-type="string">
            <text:p text:style-name="P6">&lt;區段層次5&gt;</text:p>
            <text:p text:style-name="P6">(<text:span text:style-name="T1">區段層次5</text:span>)</text:p>
            <text:p text:style-name="P12">文件的正文前資訊、正文及正文後資訊的第五層分項。</text:p>
          </table:table-cell>
        </table:table-row>
        <table:table-row>
          <table:table-cell table:style-name="Table1.A4" office:value-type="string">
            <text:p text:style-name="P4">&lt;div6&gt;</text:p>
            <text:p text:style-name="P4">(<text:span text:style-name="T2">level-6 text division</text:span>)</text:p>
            <text:p text:style-name="P5"><text:span text:style-name="T2">contains a sixth-level subdivision of the front, body, or back of a text.</text:span></text:p>
          </table:table-cell>
          <table:table-cell table:style-name="Table1.B4" office:value-type="string">
            <text:p text:style-name="P6">&lt;區段層次6&gt;</text:p>
            <text:p text:style-name="P6">(<text:span text:style-name="T1">區段層次6</text:span>)</text:p>
            <text:p text:style-name="P12">文件的正文前資訊、正文及正文後資訊的第六層分項。</text:p>
          </table:table-cell>
        </table:table-row>
        <table:table-row>
          <table:table-cell table:style-name="Table1.A4" office:value-type="string">
            <text:p text:style-name="P4">&lt;div7&gt;</text:p>
            <text:p text:style-name="P4">(<text:span text:style-name="T2">level-7 text division</text:span>)</text:p>
            <text:p text:style-name="P5"><text:span text:style-name="T2">contains the smallest possible subdivision of the front, body or back of a text, larger than a paragraph.</text:span></text:p>
          </table:table-cell>
          <table:table-cell table:style-name="Table1.B4" office:value-type="string">
            <text:p text:style-name="P6">&lt;區段層次7&gt;</text:p>
            <text:p text:style-name="P6">(<text:span text:style-name="T1">區段層次7</text:span>)</text:p>
            <text:p text:style-name="P12">文件的正文前資訊、正文及正文後資訊的最低層分項，分段層級高於段落。</text:p>
          </table:table-cell>
        </table:table-row>
        <table:table-row>
          <table:table-cell table:style-name="Table1.A4" office:value-type="string">
            <text:p text:style-name="P4">&lt;div&gt;</text:p>
            <text:p text:style-name="P4">(<text:span text:style-name="T2">text division</text:span>)</text:p>
            <text:p text:style-name="P5"><text:span text:style-name="T2">contains a subdivision of the front, body, or back of a text.</text:span></text:p>
          </table:table-cell>
          <table:table-cell table:style-name="Table1.B4" office:value-type="string">
            <text:p text:style-name="P6">&lt;區段&gt; </text:p>
            <text:p text:style-name="P6">(<text:span text:style-name="T1">文字區段</text:span>)</text:p>
            <text:p text:style-name="P8">文件的正文前資訊、正文、及正文後資訊的分支區段。</text:p>
          </table:table-cell>
        </table:table-row>
        <table:table-row>
          <table:table-cell table:style-name="Table1.A4" office:value-type="string">
            <text:p text:style-name="P4">&lt;docAuthor&gt;</text:p>
            <text:p text:style-name="P4">(<text:span text:style-name="T2">document author)</text:span></text:p>
            <text:p text:style-name="P11">contains the name of the author of the document, as given on the title page (often but not always contained in a byline).</text:p>
          </table:table-cell>
          <table:table-cell table:style-name="Table1.B4" office:value-type="string">
            <text:p text:style-name="P6">&lt;<text:span text:style-name="T1">文件作者</text:span>&gt;</text:p>
            <text:p text:style-name="P6">(<text:span text:style-name="T1">文件作者</text:span><text:span text:style-name="T5">)</text:span></text:p>
            <text:p text:style-name="P7">包含文件作者名稱，同於題名頁上顯示的作者名 (經常但不一定出現在署名當中)。</text:p>
          </table:table-cell>
        </table:table-row>
        <table:table-row>
          <table:table-cell table:style-name="Table1.A4" office:value-type="string">
            <text:p text:style-name="P4">&lt;docDate&gt;</text:p>
            <text:p text:style-name="P4">(<text:span text:style-name="T2">document date)</text:span></text:p>
            <text:p text:style-name="P11">contains the date of a document, as given (usually) on a title page.</text:p>
            <text:p text:style-name="P13">attributes=</text:p>
            <table:table table:name="Table2" table:style-name="Table2">
              <table:table-column table:style-name="Table2.A"/>
              <table:table-header-rows>
                <table:table-row>
                  <table:table-cell table:style-name="Table2.A1" office:value-type="string">
                    <text:p text:style-name="P14">value</text:p>
                    <text:p text:style-name="P14">-gives the value of the date in a standard form, generally YYYY-MM-DD. </text:p>
                    <text:p text:style-name="P15">value description=</text:p>
                    <table:table table:name="Table3" table:style-name="Table3">
                      <table:table-column table:style-name="Table3.A"/>
                      <table:table-header-rows>
                        <table:table-row>
                          <table:table-cell table:style-name="Table3.A1" office:value-type="string">
                            <text:p text:style-name="P16">a date in one of the fomrats specified in &lt;title&gt;XML Schema Part 2: Datatypes Second Edition&lt;/title&gt;</text:p>
                            <text:p text:style-name="P14"/>
                          </table:table-cell>
                        </table:table-row>
                      </table:table-header-rows>
                    </table:table>
                    <text:p text:style-name="P14"/>
                  </table:table-cell>
                </table:table-row>
              </table:table-header-rows>
            </table:table>
            <text:p text:style-name="P11"/>
          </table:table-cell>
          <table:table-cell table:style-name="Table1.B4" office:value-type="string">
            <text:p text:style-name="P6">&lt;<text:span text:style-name="T1">文件日期</text:span>&gt;</text:p>
            <text:p text:style-name="P6">(<text:span text:style-name="T1">文件日期</text:span><text:span text:style-name="T5">)</text:span></text:p>
            <text:p text:style-name="P7">包含文件日期， 同於(通常)在題名頁上顯示的日期。</text:p>
            <text:p text:style-name="P7"/>
            <text:p text:style-name="P17"><text:span text:style-name="T1">屬性</text:span>=</text:p>
            <table:table table:name="Table11" table:style-name="Table11">
              <table:table-column table:style-name="Table11.A"/>
              <table:table-header-rows>
                <table:table-row>
                  <table:table-cell table:style-name="Table11.A1" office:value-type="string">
                    <text:p text:style-name="P18">數值</text:p>
                    <text:p text:style-name="P19">-<text:span text:style-name="T6">用標準形式來表示日期值，ㄧ般數值為 年-月-日。</text:span></text:p>
                    <text:p text:style-name="P20"/>
                    <text:p text:style-name="P21"><text:span text:style-name="T1">屬性值描述</text:span>=</text:p>
                    <table:table table:name="Table12" table:style-name="Table12">
                      <table:table-column table:style-name="Table12.A"/>
                      <table:table-header-rows>
                        <table:table-row>
                          <table:table-cell table:style-name="Table12.A1" office:value-type="string">
                            <text:p text:style-name="P22"><text:span text:style-name="T1">列在</text:span>&lt;title&gt;XML Schema Part 2: Datatypes Second Edition&lt;/title&gt;<text:span text:style-name="T1">中的其中一種日期格式</text:span></text:p>
                            <text:p text:style-name="P19"/>
                          </table:table-cell>
                        </table:table-row>
                      </table:table-header-rows>
                    </table:table>
                    <text:p text:style-name="P19"/>
                  </table:table-cell>
                </table:table-row>
              </table:table-header-rows>
            </table:table>
            <text:p text:style-name="P23"/>
          </table:table-cell>
        </table:table-row>
        <table:table-row>
          <table:table-cell table:style-name="Table1.A4" office:value-type="string">
            <text:p text:style-name="P4">&lt;docEdition&gt;</text:p>
            <text:p text:style-name="P4">(document edition)</text:p>
            <text:p text:style-name="P5"><text:span text:style-name="T2">contains an edition statement as presented on a title page of a document.</text:span></text:p>
          </table:table-cell>
          <table:table-cell table:style-name="Table1.B4" office:value-type="string">
            <text:p text:style-name="P6">&lt;<text:span text:style-name="T1">文件版本</text:span>&gt;</text:p>
            <text:p text:style-name="P6">(<text:span text:style-name="T1">文件版本</text:span>)</text:p>
            <text:p text:style-name="P7">包含版本相關資訊，同於文件題名頁上所顯示的版本陳述。 </text:p>
          </table:table-cell>
        </table:table-row>
        <table:table-row>
          <table:table-cell table:style-name="Table1.A4" office:value-type="string">
            <text:p text:style-name="P4">&lt;docImprint&gt;</text:p>
            <text:p text:style-name="P4">(document imprint)</text:p>
            <text:p text:style-name="P5"><text:span text:style-name="T2">contains the imprint statement (place and date of publication, publisher name), as given (usually) at the foot of a title page.</text:span></text:p>
          </table:table-cell>
          <table:table-cell table:style-name="Table1.B4" office:value-type="string">
            <text:p text:style-name="P6">&lt;<text:span text:style-name="T1">文件出版說明</text:span>&gt;</text:p>
            <text:p text:style-name="P6">(<text:span text:style-name="T1">文件出版說明</text:span>)</text:p>
            <text:p text:style-name="P24"><text:span text:style-name="T7">包含文件出版說明</text:span><text:span text:style-name="T5"> (</text:span><text:span text:style-name="T7">出版日期、地點，以及出版公司</text:span><text:span text:style-name="T5">)</text:span><text:span text:style-name="T7">，</text:span><text:span text:style-name="T5">同於</text:span><text:span text:style-name="T7">(通常)在題名頁尾所顯示的出版資訊。</text:span></text:p>
          </table:table-cell>
        </table:table-row>
        <table:table-row>
          <table:table-cell table:style-name="Table1.A4" office:value-type="string">
            <text:p text:style-name="P4">&lt;docTitle&gt;</text:p>
            <text:p text:style-name="P4">(document title)</text:p>
            <text:p text:style-name="P5"><text:span text:style-name="T2">contains the title of a document, including all its constituents, as given on a title page.</text:span></text:p>
          </table:table-cell>
          <table:table-cell table:style-name="Table1.B4" office:value-type="string">
            <text:p text:style-name="P6">&lt;<text:span text:style-name="T1">文件題名</text:span>&gt;</text:p>
            <text:p text:style-name="P6">(<text:span text:style-name="T1">文件題名</text:span>)</text:p>
            <text:p text:style-name="P7">文件題名，包含所有組成部分，同於題名頁上所顯示的題名。</text:p>
          </table:table-cell>
        </table:table-row>
        <table:table-row>
          <table:table-cell table:style-name="Table1.A4" office:value-type="string">
            <text:p text:style-name="P4">&lt;epigraph&gt;</text:p>
            <text:p text:style-name="P4">(epigraph)</text:p>
            <text:p text:style-name="P11">contains a quotation, anonymous or attributed, appearing at the start of a section or chapter, or on a title page. </text:p>
            <text:p text:style-name="P4"/>
          </table:table-cell>
          <table:table-cell table:style-name="Table1.B4" office:value-type="string">
            <text:p text:style-name="P6">&lt;<text:span text:style-name="T1">題詞</text:span>&gt;</text:p>
            <text:p text:style-name="P6">(<text:span text:style-name="T1">題詞</text:span>)</text:p>
            <text:p text:style-name="P7">包含一段匿名或署名引文，出現在段落或章節的開頭，或在題名頁中。</text:p>
            <text:p text:style-name="P6"/>
          </table:table-cell>
        </table:table-row>
        <table:table-row>
          <table:table-cell table:style-name="Table1.A4" office:value-type="string">
            <text:p text:style-name="P4">&lt;front&gt;</text:p>
            <text:p text:style-name="P4">(front matter)</text:p>
            <text:p text:style-name="P5"><text:span text:style-name="T2">contains any prefatory matter (headers, title page, prefaces, dedications, etc.) found <text:s/>at the start of a document, before the main body.</text:span></text:p>
          </table:table-cell>
          <table:table-cell table:style-name="Table1.B4" office:value-type="string">
            <text:p text:style-name="P6">&lt;正文前資訊&gt;</text:p>
            <text:p text:style-name="P6">(<text:span text:style-name="T1">正文前資訊)\</text:span></text:p>
            <text:p text:style-name="P6"><text:span text:style-name="T1">包含位於文件最前端、正文之前的項目 (標頭、書名頁、前言、獻詞等)。</text:span><text:span text:style-name="T5"> </text:span></text:p>
          </table:table-cell>
        </table:table-row>
        <table:table-row>
          <table:table-cell table:style-name="Table1.A4" office:value-type="string">
            <text:p text:style-name="P4">&lt;group&gt;</text:p>
            <text:p text:style-name="P5"><text:span text:style-name="T2">contains the body of a composite text, grouping together a sequence of distinct texts (or groups of such texts) which are regarded as a unit for some purpose, for example the collected works of an author, a sequence of prose essays, etc.</text:span></text:p>
          </table:table-cell>
          <table:table-cell table:style-name="Table1.B4" office:value-type="string">
            <text:p text:style-name="P6">&lt;<text:span text:style-name="T1">群組</text:span>&gt;</text:p>
            <text:p text:style-name="P25">包含複合文本的正文，所匯集的一連串單一文件(或文件群組)，因為某特殊目的被視為ㄧ個整體，例如：ㄧ個作者作品的集合、一連串的散文集等。</text:p>
          </table:table-cell>
        </table:table-row>
        <table:table-row>
          <table:table-cell table:style-name="Table1.A4" office:value-type="string">
            <text:p text:style-name="P4">&lt;imprimatur&gt;</text:p>
            <text:p text:style-name="P5"><text:span text:style-name="T2">contains a formal statement authorizing the publication of a work, sometimes required to appear on a title page or its verso.</text:span></text:p>
          </table:table-cell>
          <table:table-cell table:style-name="Table1.B4" office:value-type="string">
            <text:p text:style-name="P6">&lt;<text:span text:style-name="T1">出版許可</text:span>&gt;</text:p>
            <text:p text:style-name="P7">包含作品出版的正式授權聲明，有時必須出現在題名頁、或反頁上。</text:p>
          </table:table-cell>
        </table:table-row>
        <table:table-row>
          <table:table-cell table:style-name="Table1.A4" office:value-type="string">
            <text:p text:style-name="P4">&lt;opener&gt;</text:p>
            <text:p text:style-name="P5"><text:span text:style-name="T2">groups together dateline, byline, salutation, and similar phrases appearing as a preliminary group at the start of a division, especially of a letter.</text:span></text:p>
          </table:table-cell>
          <table:table-cell table:style-name="Table1.B4" office:value-type="string">
            <text:p text:style-name="P6">&lt;文件<text:span text:style-name="T1">開頭</text:span>&gt;</text:p>
            <text:p text:style-name="P7">匯集日期地點、署名、稱呼語、及其他在區段開端出現的類似措辭，尤指信件開頭。</text:p>
          </table:table-cell>
        </table:table-row>
        <table:table-row>
          <table:table-cell table:style-name="Table1.A4" office:value-type="string">
            <text:p text:style-name="P4">&lt;salute&gt;</text:p>
            <text:p text:style-name="P4">(<text:span text:style-name="T2">salutation)</text:span></text:p>
            <text:p text:style-name="P11">contains a salutation or greeting prefixed to a foreword, dedicatory epistle, or other division of a text, or the salutation in the closing of a letter, preface, etc.</text:p>
          </table:table-cell>
          <table:table-cell table:style-name="Table1.B4" office:value-type="string">
            <text:p text:style-name="P6">&lt;<text:span text:style-name="T1">稱呼語</text:span>&gt;</text:p>
            <text:p text:style-name="P6">(<text:span text:style-name="T1">稱呼語</text:span><text:span text:style-name="T5">)</text:span></text:p>
            <text:p text:style-name="P7">包含在序言、獻詞、或其他文件區段開端的稱呼語或問候語，或是信件、引言等結尾處的致意詞。</text:p>
          </table:table-cell>
        </table:table-row>
        <table:table-row>
          <table:table-cell table:style-name="Table1.A4" office:value-type="string">
            <text:p text:style-name="P4">&lt;signed&gt;</text:p>
            <text:p text:style-name="P4">(<text:span text:style-name="T2">signature)</text:span></text:p>
            <text:p text:style-name="P11">contains the closing salutation, etc., appended to a foreword, dedicatory epistle, or other division of a text.</text:p>
          </table:table-cell>
          <table:table-cell table:style-name="Table1.B4" office:value-type="string">
            <text:p text:style-name="P6">&lt;<text:span text:style-name="T1">簽名</text:span>&gt;</text:p>
            <text:p text:style-name="P6">(<text:span text:style-name="T1">簽名</text:span><text:span text:style-name="T5">)</text:span></text:p>
            <text:p text:style-name="P7">包含結尾致意詞等，附加在序言、獻詞、或其他文件區段中。</text:p>
          </table:table-cell>
        </table:table-row>
        <table:table-row>
          <table:table-cell table:style-name="Table1.A4" office:value-type="string">
            <text:p text:style-name="P4">&lt;TEI&gt;</text:p>
            <text:p text:style-name="P4">(<text:span text:style-name="T2">TEI document)</text:span></text:p>
            <text:p text:style-name="P26">contains a single TEI-conformant document,</text:p>
            <text:p text:style-name="P11">comprising a TEI header and a text, either in isolation or as part of a teiCorpus element.</text:p>
            <text:p text:style-name="P13">attributes=</text:p>
            <table:table table:name="Table4" table:style-name="Table4">
              <table:table-column table:style-name="Table4.A"/>
              <table:table-header-rows>
                <table:table-row>
                  <table:table-cell table:style-name="Table4.A1" office:value-type="string">
                    <text:p text:style-name="P27">xmlns</text:p>
                    <text:p text:style-name="P27">-<text:span text:style-name="T8">The TEI default namespace</text:span></text:p>
                    <text:p text:style-name="P28">value description=</text:p>
                    <table:table table:name="Table5" table:style-name="Table5">
                      <table:table-column table:style-name="Table5.A"/>
                      <table:table-header-rows>
                        <table:table-row>
                          <table:table-cell table:style-name="Table5.A1" office:value-type="string">
                            <text:p text:style-name="P29">A valid XML namespace</text:p>
                          </table:table-cell>
                        </table:table-row>
                      </table:table-header-rows>
                    </table:table>
                    <text:p text:style-name="P27"/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0">version</text:p>
                  <text:p text:style-name="P31"><text:span text:style-name="T9">-</text:span><text:span text:style-name="T2">The version of the TEI scheme</text:span></text:p>
                  <text:p text:style-name="P32">value description=</text:p>
                  <table:table table:name="Table6" table:style-name="Table6">
                    <table:table-column table:style-name="Table6.A"/>
                    <table:table-header-rows>
                      <table:table-row>
                        <table:table-cell table:style-name="Table6.A1" office:value-type="string">
                          <text:p text:style-name="P29">A number identifying the version of the TEI guidelines</text:p>
                        </table:table-cell>
                      </table:table-row>
                    </table:table-header-rows>
                  </table:table>
                  <text:p text:style-name="P33"/>
                </table:table-cell>
              </table:table-row>
            </table:table>
            <text:p text:style-name="P11"/>
          </table:table-cell>
          <table:table-cell table:style-name="Table1.B4" office:value-type="string">
            <text:p text:style-name="P6">&lt;TEI&gt;</text:p>
            <text:p text:style-name="P6">(<text:span text:style-name="T1">TEI文件</text:span><text:span text:style-name="T5">)</text:span></text:p>
            <text:p text:style-name="P25"><text:span text:style-name="T10">符合</text:span>TEI標準的單一文件，包括ㄧ個TEI標頭以及ㄧ個文本，可單獨出現或是處於元素&lt;tei文集&gt;之中。</text:p>
            <text:p text:style-name="P25"/>
            <text:p text:style-name="P17"><text:span text:style-name="T1">屬性</text:span>=</text:p>
            <table:table table:name="Table13" table:style-name="Table13">
              <table:table-column table:style-name="Table13.A"/>
              <table:table-header-rows>
                <table:table-row>
                  <table:table-cell table:style-name="Table13.A1" office:value-type="string">
                    <text:p text:style-name="P34">xml<text:span text:style-name="T11">名稱空間</text:span></text:p>
                    <text:p text:style-name="P34">-<text:span text:style-name="T12">TEI</text:span><text:span text:style-name="T11">內建的名稱空間。</text:span></text:p>
                    <text:p text:style-name="P35"><text:span text:style-name="T1">屬性值描述</text:span>=</text:p>
                    <table:table table:name="Table14" table:style-name="Table14">
                      <table:table-column table:style-name="Table14.A"/>
                      <table:table-header-rows>
                        <table:table-row>
                          <table:table-cell table:style-name="Table14.A1" office:value-type="string">
                            <text:p text:style-name="P36">有效的XML名稱空間</text:p>
                          </table:table-cell>
                        </table:table-row>
                      </table:table-header-rows>
                    </table:table>
                    <text:p text:style-name="P34"/>
                  </table:table-cell>
                </table:table-row>
              </table:table-header-rows>
              <table:table-row>
                <table:table-cell table:style-name="Table13.A2" office:value-type="string">
                  <text:p text:style-name="P37">TEI<text:span text:style-name="T1">版本</text:span></text:p>
                  <text:p text:style-name="P38"><text:span text:style-name="T9">-TEI</text:span><text:span text:style-name="T13">架構的版本</text:span></text:p>
                  <text:p text:style-name="P39"><text:span text:style-name="T1">屬性值描述</text:span>=</text:p>
                  <table:table table:name="Table15" table:style-name="Table15">
                    <table:table-column table:style-name="Table15.A"/>
                    <table:table-header-rows>
                      <table:table-row>
                        <table:table-cell table:style-name="Table15.A1" office:value-type="string">
                          <text:p text:style-name="P40">用一個數字表示TEI指引的版本別</text:p>
                        </table:table-cell>
                      </table:table-row>
                    </table:table-header-rows>
                  </table:table>
                  <text:p text:style-name="P41"/>
                </table:table-cell>
              </table:table-row>
            </table:table>
            <text:p text:style-name="P23"/>
          </table:table-cell>
        </table:table-row>
        <table:table-row>
          <table:table-cell table:style-name="Table1.A4" office:value-type="string">
            <text:p text:style-name="P4">&lt;text&gt;</text:p>
            <text:p text:style-name="P26">contains a single text of any kind, whether unitary or</text:p>
            <text:p text:style-name="P11">composite, for example a poem or drama, a collection of essays, a novel, a dictionary, or a corpus sample.</text:p>
          </table:table-cell>
          <table:table-cell table:style-name="Table1.B4" office:value-type="string">
            <text:p text:style-name="P6">&lt;<text:span text:style-name="T1">文本</text:span>&gt;</text:p>
            <text:p text:style-name="P25">包含ㄧ份任何種類的文本，無論是單一或是複合文件，像是詩詞或戲劇、散文集、小說、字典、或是文集。</text:p>
          </table:table-cell>
        </table:table-row>
        <table:table-row>
          <table:table-cell table:style-name="Table1.A4" office:value-type="string">
            <text:p text:style-name="P4">&lt;titlePage&gt;</text:p>
            <text:p text:style-name="P4">(title page)</text:p>
            <text:p text:style-name="P11">contains the title page of a text, appearing within the front or back matter.</text:p>
            <text:p text:style-name="P13">attributes=</text:p>
            <table:table table:name="Table7" table:style-name="Table7">
              <table:table-column table:style-name="Table7.A"/>
              <table:table-header-rows>
                <table:table-row>
                  <table:table-cell table:style-name="Table7.A1" office:value-type="string">
                    <text:p text:style-name="P14">type</text:p>
                    <text:p text:style-name="P14">-classifies the title page according to any convenient typology. </text:p>
                    <text:p text:style-name="P15">value description=</text:p>
                    <table:table table:name="Table8" table:style-name="Table8">
                      <table:table-column table:style-name="Table8.A"/>
                      <table:table-header-rows>
                        <table:table-row>
                          <table:table-cell table:style-name="Table8.A1" office:value-type="string">
                            <text:p text:style-name="P11">Any string, e.g. &lt;mentioned&gt;full&lt;/mentioned&gt;, &lt;mentioned&gt;half&lt;/mentioned&gt;, &lt;mentioned&gt;Series&lt;/mentioned&gt;, etc.</text:p>
                          </table:table-cell>
                        </table:table-row>
                      </table:table-header-rows>
                    </table:table>
                    <text:p text:style-name="P14"/>
                  </table:table-cell>
                </table:table-row>
              </table:table-header-rows>
            </table:table>
            <text:p text:style-name="P11"/>
          </table:table-cell>
          <table:table-cell table:style-name="Table1.B4" office:value-type="string">
            <text:p text:style-name="P10"><text:bookmark-start text:name="titlePage"/>&lt;<text:bookmark-end text:name="titlePage"/>題名頁&gt;</text:p>
            <text:p text:style-name="P42">(題名頁)</text:p>
            <text:p text:style-name="P23"><text:span text:style-name="T1">包含</text:span>文本的題名頁，出現在正文前資訊或正文後資訊之中。 </text:p>
            <text:p text:style-name="P17"><text:span text:style-name="T1">屬性</text:span>=</text:p>
            <table:table table:name="Table16" table:style-name="Table16">
              <table:table-column table:style-name="Table16.A"/>
              <table:table-header-rows>
                <table:table-row>
                  <table:table-cell table:style-name="Table16.A1" office:value-type="string">
                    <text:p text:style-name="P18">類型</text:p>
                    <text:p text:style-name="P19">-<text:span text:style-name="T1">將題名頁分類。</text:span></text:p>
                    <text:p text:style-name="P18"/>
                    <text:p text:style-name="P21"><text:span text:style-name="T1">屬性值描述</text:span>=</text:p>
                    <table:table table:name="Table17" table:style-name="Table17">
                      <table:table-column table:style-name="Table17.A"/>
                      <table:table-header-rows>
                        <table:table-row>
                          <table:table-cell table:style-name="Table17.A1" office:value-type="string">
                            <text:p text:style-name="P23"><text:span text:style-name="T1">任何的字串，例如:</text:span> &lt;mentioned&gt;<text:span text:style-name="T1">完全</text:span>&lt;/mentioned&gt;, &lt;mentioned&gt;不<text:span text:style-name="T1">完全</text:span>&lt;/mentioned&gt;, &lt;mentioned&gt;<text:span text:style-name="T1">系列標題</text:span>&lt;/mentioned&gt;<text:span text:style-name="T1">等。</text:span></text:p>
                          </table:table-cell>
                        </table:table-row>
                      </table:table-header-rows>
                    </table:table>
                    <text:p text:style-name="P19"/>
                  </table:table-cell>
                </table:table-row>
              </table:table-header-rows>
            </table:table>
            <text:p text:style-name="P23"/>
          </table:table-cell>
        </table:table-row>
        <table:table-row>
          <table:table-cell table:style-name="Table1.A4" office:value-type="string">
            <text:p text:style-name="P4">&lt;titlePart&gt;</text:p>
            <text:p text:style-name="P11">contains a subsection or division of the title of a work, as indicated on a title page.</text:p>
            <text:p text:style-name="P13">attributes=</text:p>
            <table:table table:name="Table9" table:style-name="Table9">
              <table:table-column table:style-name="Table9.A"/>
              <table:table-header-rows>
                <table:table-row>
                  <table:table-cell table:style-name="Table9.A1" office:value-type="string">
                    <text:p text:style-name="P14">type</text:p>
                    <text:p text:style-name="P14">-<text:span text:style-name="T8">specifies the role of this subdivision of the title.</text:span></text:p>
                    <text:p text:style-name="P15">values=</text:p>
                    <table:table table:name="Table10" table:style-name="Table10">
                      <table:table-column table:style-name="Table10.A"/>
                      <table:table-header-rows>
                        <table:table-row>
                          <table:table-cell table:style-name="Table10.A1" office:value-type="string">
                            <text:p text:style-name="P43">main</text:p>
                            <text:p text:style-name="P43">(main title of the work ) </text:p>
                          </table:table-cell>
                        </table:table-row>
                      </table:table-header-rows>
                      <table:table-row>
                        <table:table-cell table:style-name="Table10.A2" office:value-type="string">
                          <text:p text:style-name="P43">sub</text:p>
                          <text:p text:style-name="P43">(subtitle of the work ) </text:p>
                        </table:table-cell>
                      </table:table-row>
                      <table:table-row>
                        <table:table-cell table:style-name="Table10.A2" office:value-type="string">
                          <text:p text:style-name="P43">alt</text:p>
                          <text:p text:style-name="P43"><text:span text:style-name="T1">(</text:span>alternative title of the work ) </text:p>
                        </table:table-cell>
                      </table:table-row>
                      <table:table-row>
                        <table:table-cell table:style-name="Table10.A2" office:value-type="string">
                          <text:p text:style-name="P43">short</text:p>
                          <text:p text:style-name="P43">(abbreviated form of title) </text:p>
                        </table:table-cell>
                      </table:table-row>
                      <table:table-row>
                        <table:table-cell table:style-name="Table10.A2" office:value-type="string">
                          <text:p text:style-name="P43">desc</text:p>
                          <text:p text:style-name="P43">(descriptive paraphrase of the work ) </text:p>
                        </table:table-cell>
                      </table:table-row>
                    </table:table>
                    <text:p text:style-name="P15"/>
                  </table:table-cell>
                </table:table-row>
              </table:table-header-rows>
            </table:table>
            <text:p text:style-name="P5"/>
          </table:table-cell>
          <table:table-cell table:style-name="Table1.B4" office:value-type="string">
            <text:p text:style-name="P6">&lt;<text:span text:style-name="T1">題名部分</text:span>&gt;</text:p>
            <text:p text:style-name="P7">包含作品題名的部分或區段，同於題名頁上所標示的題名。</text:p>
            <text:p text:style-name="P44"/>
            <text:p text:style-name="P17"><text:span text:style-name="T1">屬性</text:span>=</text:p>
            <table:table table:name="Table18" table:style-name="Table18">
              <table:table-column table:style-name="Table18.A"/>
              <table:table-header-rows>
                <table:table-row>
                  <table:table-cell table:style-name="Table18.A1" office:value-type="string">
                    <text:p text:style-name="P18">類型</text:p>
                    <text:p text:style-name="P19">-<text:span text:style-name="T11">說明該題名部分的作用。</text:span></text:p>
                    <text:p text:style-name="P45"/>
                    <text:p text:style-name="P21"><text:span text:style-name="T1">屬性值</text:span>=</text:p>
                    <table:table table:name="Table19" table:style-name="Table19">
                      <table:table-column table:style-name="Table19.A"/>
                      <table:table-header-rows>
                        <table:table-row>
                          <table:table-cell table:style-name="Table19.A1" office:value-type="string">
                            <text:p text:style-name="P46">main</text:p>
                            <text:p text:style-name="P46">(<text:span text:style-name="T1">作品主要題名</text:span>) </text:p>
                          </table:table-cell>
                        </table:table-row>
                      </table:table-header-rows>
                      <table:table-row>
                        <table:table-cell table:style-name="Table19.A2" office:value-type="string">
                          <text:p text:style-name="P46">sub</text:p>
                          <text:p text:style-name="P46">( <text:span text:style-name="T1">作品次要題名 </text:span><text:s/>) </text:p>
                        </table:table-cell>
                      </table:table-row>
                      <table:table-row>
                        <table:table-cell table:style-name="Table19.A2" office:value-type="string">
                          <text:p text:style-name="P46">alt</text:p>
                          <text:p text:style-name="P46"><text:span text:style-name="T1">(作品代換題名</text:span>) </text:p>
                        </table:table-cell>
                      </table:table-row>
                      <table:table-row>
                        <table:table-cell table:style-name="Table19.A2" office:value-type="string">
                          <text:p text:style-name="P46">short</text:p>
                          <text:p text:style-name="P46">(<text:span text:style-name="T1">題名的縮簡形式</text:span>) </text:p>
                        </table:table-cell>
                      </table:table-row>
                      <table:table-row>
                        <table:table-cell table:style-name="Table19.A2" office:value-type="string">
                          <text:p text:style-name="P46">desc</text:p>
                          <text:p text:style-name="P46">(<text:span text:style-name="T1">作品的敘述型釋義</text:span>) </text:p>
                        </table:table-cell>
                      </table:table-row>
                    </table:table>
                    <text:p text:style-name="P21"/>
                  </table:table-cell>
                </table:table-row>
              </table:table-header-rows>
            </table:table>
            <text:p text:style-name="P24"/>
          </table:table-cell>
        </table:table-row>
        <table:table-row>
          <table:table-cell table:style-name="Table1.A4" office:value-type="string">
            <text:p text:style-name="P4">&lt;trailer&gt;</text:p>
            <text:p text:style-name="P4">(trailer)</text:p>
            <text:p text:style-name="P5"><text:span text:style-name="T2">contains a closing title or footer appearing at the end of a division of a text. </text:span></text:p>
          </table:table-cell>
          <table:table-cell table:style-name="Table1.B4" office:value-type="string">
            <text:p text:style-name="P6">&lt;<text:span text:style-name="T7">結尾題名</text:span>&gt; <text:s/></text:p>
            <text:p text:style-name="P6">(<text:span text:style-name="T7">結尾題名</text:span>)</text:p>
            <text:p text:style-name="P7">包含文本中ㄧ區段結束時的結尾題名或尾錄。</text:p>
          </table:table-cell>
        </table:table-row>
        <table:table-row>
          <table:table-cell table:style-name="Table1.A4" office:value-type="string">
            <text:p text:style-name="P4">&lt;&gt;</text:p>
          </table:table-cell>
          <table:table-cell table:style-name="Table1.B4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ngLiU" svg:font-family="MingLiU"/>
    <style:font-face style:name="SansSerif" svg:font-family="SansSerif"/>
    <style:font-face style:name="Tahoma1" svg:font-family="Tahoma"/>
    <style:font-face style:name="MingLiU1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1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6-10-15T21:42:12</meta:creation-date>
    <dc:creator>Weining</dc:creator>
    <dc:date>2007-06-06T23:35:01</dc:date>
    <dc:language>en-US</dc:language>
    <meta:editing-cycles>59</meta:editing-cycles>
    <meta:editing-duration>PT9H29M0S</meta:editing-duration>
    <meta:user-defined meta:name="Info 1"/>
    <meta:user-defined meta:name="Info 2"/>
    <meta:user-defined meta:name="Info 3"/>
    <meta:user-defined meta:name="Info 4"/>
    <meta:document-statistic meta:table-count="19" meta:image-count="0" meta:object-count="0" meta:page-count="1" meta:paragraph-count="246" meta:word-count="1631" meta:character-count="6745"/>
  </office:meta>
</office:document-meta>
</file>